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AdminBean.clearAllReg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SAdminBean.getByteCount( Composite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SAdminBean.buildCach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SAdminBean.removeItem( String cache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AdminBean.clearRegion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AdminBean.buildElementInfo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